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in Pro" svg:font-family="'Din Pro'"/>
    <style:font-face style:name="Roboto" svg:font-family="Roboto, arial, sans-serif"/>
    <style:font-face style:name="Rubik" svg:font-family="Rubik, sans-serif"/>
    <style:font-face style:name="Spartan" svg:font-family="Spartan,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2" style:family="paragraph" style:parent-style-name="Standard" style:list-style-name="L7">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3" style:family="paragraph" style:parent-style-name="Standard">
      <style:text-properties fo:color="#ffffff" fo:font-size="16pt" style:font-size-asian="16pt" style:font-size-complex="16pt"/>
    </style:style>
    <style:style style:name="P4" style:family="paragraph" style:parent-style-name="Standard" style:list-style-name="L1">
      <style:text-properties fo:color="#ffffff" fo:font-size="16pt" style:font-size-asian="16pt" style:font-size-complex="16pt"/>
    </style:style>
    <style:style style:name="P5" style:family="paragraph" style:parent-style-name="Standard" style:list-style-name="L5">
      <style:text-properties fo:color="#ffffff" fo:font-size="16pt" style:font-size-asian="16pt" style:font-size-complex="16pt"/>
    </style:style>
    <style:style style:name="P6" style:family="paragraph" style:parent-style-name="Standard" style:list-style-name="L6">
      <style:text-properties fo:color="#ffffff" fo:font-size="16pt" style:font-size-asian="16pt" style:font-size-complex="16pt"/>
    </style:style>
    <style:style style:name="P7" style:family="paragraph" style:parent-style-name="Standard">
      <style:text-properties fo:color="#ffffff" style:font-name="Times New Roman" fo:font-size="12pt" style:font-size-asian="12pt" style:font-size-complex="12pt"/>
    </style:style>
    <style:style style:name="P8" style:family="paragraph" style:parent-style-name="Standard">
      <style:paragraph-properties fo:break-before="page"/>
      <style:text-properties fo:color="#ffffff" fo:font-size="16pt" style:font-size-asian="16pt" style:font-size-complex="16pt"/>
    </style:style>
    <style:style style:name="P9" style:family="paragraph" style:parent-style-name="Standard">
      <style:paragraph-properties fo:break-before="page"/>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T1" style:family="text">
      <style:text-properties fo:color="#ffffff" fo:font-size="16pt" style:font-size-asian="16pt" style:font-size-complex="16pt"/>
    </style:style>
    <style:style style:name="T2" style:family="text">
      <style:text-properties fo:font-variant="normal" fo:text-transform="none" style:text-line-through-style="none" style:font-name="Rubik" fo:letter-spacing="normal" fo:font-style="normal" style:text-underline-style="none" fo:font-weight="normal" style:text-blinking="false" fo:background-color="transparent"/>
    </style:style>
    <style:style style:name="T3" style:family="text">
      <style:text-properties style:text-position="super 58%"/>
    </style:style>
    <style:style style:name="T4" style:family="text">
      <style:text-properties style:font-name="Times New Roman"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AME- Captain Joaxi Quin<text:line-break/>AGE- 47 years old<text:line-break/>PLACE OF BIRTH- Abord a starship one of the warships of his family.<text:line-break/>CURRENT LOCATION- AG slug 205, then the raiders camp then dead? <text:line-break/>NATIONALITY- New Lang Bow</text:p>
      <text:p text:style-name="P3">EDUCATION- Hantonese raider captain (conquored) under company control <text:line-break/>OCCUPATION- Sparrow Captain<text:line-break/>INCOME- Loot based, under company control the barest minimums and even that isn't enough<text:line-break/>HEIGHT- 5'7”<text:line-break/>EYE COLOR- White tan<text:line-break/>HAIR COLOR- black<text:line-break/>BUILD- slight wiry muscular<text:line-break/>DISTINGUISHING FEATURES thick stubble and a lip scar<text:line-break/>PREFERED OUTFIT- captains leathers and maurader kit<text:line-break/>GLASSES- doesn't need them. <text:line-break/>ACCESSORIES- toosl, weapons, traders references, star charts, etc.<text:line-break/>GROOMING (dishelved, smart put together, untidy but clean, other explain)</text:p>
      <text:p text:style-name="P3">Greasy workman's clean. <text:line-break/><text:line-break/>DISTINGUISHING TICS AND MANNERISMS</text:p>
      <text:p text:style-name="P3">Quiet angry crafty. Walks with a hand behind his back and one out to gesture. Always composed and collected, seething with anger underneath.</text:p>
      <text:p text:style-name="P3"/>
      <text:p text:style-name="P3">Teaching teaching teaching- </text:p>
      <text:p text:style-name="P3"/>
      <text:p text:style-name="P3">Ruthlessly blood thirsty. </text:p>
      <text:p text:style-name="P3"><text:line-break/>HEALTH DO THE SUFFER FROM ILLNESS?</text:p>
      <text:p text:style-name="P3">Healthy as hell. Works out, eats well. Just has tons of pent up anger. </text:p>
      <text:p text:style-name="P3"><text:line-break/>HANDWRITING-</text:p>
      <text:p text:style-name="P3">Long slow Chinese characters on contracts and offical documents. Otherwise types or has a student take dictation</text:p>
      <text:p text:style-name="P3"><text:line-break/>GAIT(Confident, powerful strides Lazy stroll Fast, walks at a clip Distracted, <text:soft-page-break/>eyes on the ground Other? If so, explain: )</text:p>
      <text:p text:style-name="P3">Confident, powerful, arm behind back, teachers gaze, is a captain expects to be listened to and obeyed. <text:line-break/><text:line-break/>Style of speech (elevated, educated, peppered with slang, etc.): </text:p>
      <text:p text:style-name="P3">has several styles up his sleeve. Can be elevated and cunning. Can be an obsequious trader with the ag slugs and port authorities, can pretend not to speak the language at all. Can speak several languages well, captains cant, thieves cant etc. </text:p>
      <text:p text:style-name="P3"/>
      <text:p text:style-name="Standard"><text:span text:style-name="T1">Tempo of speech (rapid, slow, measured, drawl, etc.): </text:span></text:p>
      <text:p text:style-name="Standard"><text:span text:style-name="T1">Quickish- got lots to do on this ship. </text:span></text:p>
      <text:p text:style-name="Standard"><text:span text:style-name="T1"><text:line-break/>Do they have an accent yes or no</text:span></text:p>
      <text:p text:style-name="Standard"><text:span text:style-name="T1">They can speak with relatively unaccented english, or thickly broken, they also speak several dialects of cantonese etc. </text:span></text:p>
      <text:p text:style-name="P3"/>
      <text:p text:style-name="P3">PITCH MOLODIC GRAVELLY DEEP ECT</text:p>
      <text:p text:style-name="P3">Speak like the guy who says- old men filled with regret. Steeley etc.</text:p>
      <text:p text:style-name="P3"/>
      <text:p text:style-name="P3"/>
      <text:p text:style-name="P3">POSTURE (Stiff, military Slouching Casual and relaxed ‘Turtle’, tired Other? If so, explain: )<text:line-break/><text:line-break/>Still milirary almost</text:p>
      <text:p text:style-name="P3"/>
      <text:p text:style-name="P3">GESTURING(Only when agitated or eager Doesn’t gesture Compulsive “hand-talker” Controlled, only to make a point Other? If so, explain )</text:p>
      <text:p text:style-name="P3"/>
      <text:p text:style-name="P3">Gestures with the left hand, fists often striking, pointing, and working. <text:line-break/><text:line-break/>Level of Eye Contact (direct shifty etc)- Direct all the time, intense. <text:line-break/><text:line-break/>SPEECH IMPEDIMENTS- </text:p>
      <text:p text:style-name="P3">None<text:line-break/><text:line-break/><text:soft-page-break/>DISTINGUISHING SPEECH TICS- </text:p>
      <text:p text:style-name="P3">No tics <text:line-break/><text:line-break/>PREFERED CURSE WORD- </text:p>
      <text:p text:style-name="P3">loves the eggs swears see below<text:line-break/> 混蛋 (hún dàn)- bastard (bloodline is big here) <text:line-break/><text:a xlink:type="simple" xlink:href="https://www.jumpspeak.com/blog/chinese-swear-words" text:style-name="Internet_20_link" text:visited-style-name="Visited_20_Internet_20_Link">https://www.jumpspeak.com/blog/chinese-swear-words</text:a><text:line-break/>Fuck your ancestors to the 18<text:span text:style-name="T3">th</text:span> generation <text:line-break/><text:line-break/>CATCHPHRASES-<text:line-break/>This one will make a fine captain- <text:line-break/><text:line-break/>What do we want? <text:line-break/><text:line-break/>LAUGHTER WHAT DO THE TEND TO FIND FUNNY?<text:line-break/>Mistakes of their enemies, Small things like the goofs of dogs, or children or their charges, the old country plays and stories of their youth. <text:line-break/><text:line-break/>DESCRIBE THEIR SMILE- Crafty wicked one curved corner of the mouth.</text:p>
      <text:p text:style-name="P3"/>
      <text:p text:style-name="P3">EMOTIVE? EMOTIONS ON THEIR SLEEVE HOW EASLITY CAN OTHERS READ THEMSELVES<text:line-break/><text:line-break/>They are super crafty, cannot be read easily, they know their emotions and seek balance and right. </text:p>
      <text:p text:style-name="Standard"><text:span text:style-name="T1"><text:line-break/><text:line-break/>They have a resting ______ face. Angel Side-eye Neutral Confused Other? If so, explain: <text:line-break/><text:line-break/>Has a resting Ken Watanabe or hiroyuki sanada face. Serious, warded off many problems. <text:line-break/><text:line-break/>PART 2 – THE FLESH<text:line-break/>Definition how your character is a product of their environment. <text:line-break/>Similar to: the character bio and backstory. <text:line-break/></text:span><text:soft-page-break/><text:span text:style-name="T1">2.1 THE PAST<text:line-break/><text:line-break/>HOMETOWN- The trader ship he's always lived on. He's seen his people fall from being mighty galaxy spanning empire to basically puffed up merchant men. He has always kept his people safe and tried to give them the best. <text:line-break/>TYPE OF CHILDHOOD(NEGLECTED sheltered etc.)- Tough but fair, given lots of opportunities to excel- Had to watch his people dismantled and subjugated. Become company property. <text:line-break/><text:line-break/><text:line-break/>EDUCATION- </text:span></text:p>
      <text:p text:style-name="Standard"><text:span text:style-name="T1">The captains education. <text:line-break/><text:line-break/>Were they involved in organizations and clubs at school? </text:span></text:p>
      <text:p text:style-name="P3">Sports, model un other debate drama gay straight alliance<text:line-break/><text:line-break/>Um there were specializations and he was a diplomat trader type, and a social enginerring ( suprize suprize they hide this from their students that's a keep just for me thign) He's a cultural engineer</text:p>
      <text:p text:style-name="P3"/>
      <text:p text:style-name="P3"><text:s/>https://www.grin.com/document/215873#:~:text=Cultural%20engineering%20refers%20to%20the,and%20outer%20human%20cultural%20space.<text:line-break/><text:line-break/>At Graduation there were named most likely to ____________ in the yearbook. <text:line-break/><text:line-break/>There was no graduation- he would have been named most likely to pilot through the novarim gap(he was bad ass at chart and paper flying no computer)<text:line-break/><text:line-break/>JOBS if applicable what would their resume look like. <text:line-break/><text:line-break/>Captain Sparrow warship<text:line-break/>Captain sparrow trader(gunless company machine)<text:line-break/><text:line-break/>DREAM JOB as a Child? Why?<text:line-break/><text:soft-page-break/>To be a captain, to be a society cultural engineer <text:line-break/><text:line-break/>Who were their role models growing up? Describe them <text:line-break/>Their father- and grandfather<text:line-break/><text:line-break/>Greatest Regret having to watch their group get absolutely decimated at the hands of the space wolves (drunken druggy slobs that they were) drugs ruined their enemies (something the hantonese won't touch)<text:line-break/><text:line-break/>Hobbies Growing up- Didn't have them so much as captains growth tasks- maintain an engine, weapons, do trades, mock up travel. (like the kid in the Corb Lund (Well my youth it was carefree</text:p>
      <text:p text:style-name="P3">For the work was my play</text:p>
      <text:p text:style-name="P3">And what I loved would always be there</text:p>
      <text:p text:style-name="P3">On the S Lazy H)</text:p>
      <text:p text:style-name="P3"/>
      <text:p text:style-name="P3">Favorite palce to be as a child- next to his father, on the bridge. </text:p>
      <text:p text:style-name="P3"/>
      <text:p text:style-name="P3">if they could change one thing from their past what would it be and WHY? <text:line-break/>-That they had not lost the last ships battle (the divine wind. That he had said something he had known that the solar storm was going to happen, he is a key navigator he would have had insight but was too young and held his tongue. It is the duty of every captain to dessent if he belives the course is wrong. ) <text:line-break/><text:line-break/>Major turning points or life beats in childhood- Grew up watching his father reap victory after victory, knew the old ways, was there when the empire fell to capitalism watched the space wolves defeat them. They were honorable enemies, but should never have gotten the upper hand, and it was sad to watch them fall almost immediately and both sides corrupted and used </text:p>
      <text:p text:style-name="P3"/>
      <text:p text:style-name="Standard"><text:span text:style-name="T1">Earliest Memory- Bow of his father ship<text:line-break/><text:line-break/>Saddest Memory- the loss of the battle, losing his ships, being forced into company service, seeing the space wolves degraded, being subject to this “empire” and “rebellion” shit they were embarrasing. <text:line-break/></text:span><text:soft-page-break/><text:span text:style-name="T1"><text:line-break/>Happiest Memory- Navigating the skulls pass, getting his engineering cert, making a happy peace for his people, passing his skill tests<text:line-break/><text:line-break/>Clearest Memory- the death of his father. <text:line-break/><text:line-break/>What are the skeletons in the closet? (maybe doesn't know his mother? Has bad parentage?) <text:line-break/><text:line-break/>THREE ADJECTIVES TO DESCRIVE THEM AS A CHILD? <text:line-break/>Quiet, intelegent, driven<text:line-break/><text:line-break/>WHAT ADVICE WOULD THEY GIVE TO THEIR YONGER SELF? </text:span></text:p>
      <text:p text:style-name="Standard"><text:span text:style-name="T1">SPEAK UP WHEN YOU NOTICE THINGS<text:line-break/><text:line-break/>CRIMINAL RECORD- <text:line-break/>Well before company subjugation, they were the most feared of all the raiders. What was the society that had expaneded and made space travel possible? We don't know that. Lost to the seas of time. The company knows our hisotry we don't. It is all propoganda. <text:line-break/><text:line-break/>Under company rule, well fuck we get away with all kinds of stuff but it isn't easy. <text:line-break/><text:line-break/>Wanted by the galaxy after the engine incident. <text:line-break/><text:line-break/>2.2 FAMILY <text:line-break/><text:line-break/>FATHER- Laoving and traditional, broken tradition once to love captains mother. <text:line-break/>AGE IF LIVING? - he would have been in his 60's so 20 years older than Joquain<text:line-break/><text:line-break/>OCCUPATION- Raider captain<text:line-break/>BRIEFLY DESCIVE THEIR RELATIONSHIP WITH YOUR CHARACTER_ <text:line-break/></text:span><text:soft-page-break/><text:span text:style-name="T1">Great dad, took them to games, helped, allowed them to fail without hurt and try try again. </text:span></text:p>
      <text:p text:style-name="P3"/>
      <text:p text:style-name="Standard"><text:span text:style-name="T1">MOTHER – UNKNOWN! A SHAME A QUESTION A STRIFE!<text:line-break/>AGE IF LIVING<text:line-break/>OCCUPATION<text:line-break/>BRIEFLY DESCRIVE THEIR RELATIONSHIP WIT YOUR CHARACTER <text:line-break/>SIBLINGS only son<text:line-break/>HOW MANY?<text:line-break/>NAMES AGES <text:line-break/>RELATIONSHIP WITH YOUR CHARACTER <text:line-break/><text:line-break/>CHILDREN IF APPLICABLE- No children, but had the three who would be his captains <text:line-break/>HOW MANY<text:line-break/>WHAT ARE THEIR NAMES AGES ETC<text:line-break/>BRIEFLY DESCRIBE THEIR RELATIONSHIP WITH YOUR CHARACTER <text:line-break/><text:line-break/>EXTENDED FAMILY- The whole trive is his family <text:line-break/>GRANDPARENTS<text:line-break/>UNCLES<text:line-break/>AUNTS<text:line-break/>COUSINS<text:line-break/>OTHER<text:line-break/><text:line-break/>FAMILY ECONOMIC STATUS- They were some of the most weatlthy and rewarded of the riaders for their technical abilities and precise cannon fire and deathly fast stealthy attacks. <text:line-break/>HOW OFTEN DO THEY SEE THEIR FAMILY IN A YEAR- What family they have they would have is on the ship, and they get to see them at the twice yearly meeting to choose captains and have the big bazzar etc. <text:line-break/><text:line-break/>2.3 EXTERNAL RELATIONSHIPS</text:span></text:p>
      <text:p text:style-name="P3">Closest Friends describe them- they have first mate, other captains, the <text:soft-page-break/>trainees. <text:line-break/>ENEMIES Describe them- The space wolves, the company, the rebellion and empire, </text:p>
      <text:p text:style-name="P3"/>
      <text:p text:style-name="P3">HOW ARE THEY PERCIEVED- <text:line-break/> BY STRANGERS IN THE STREET?- <text:line-break/>They are seen as a serious figure... they look intense and they mean business, but they are also seen as friendly and approchable. <text:line-break/><text:line-break/>ACQUANTANCES AT WORK FUNCTION? - <text:line-break/>Respected, if not meloncholly <text:line-break/></text:p>
      <text:p text:style-name="P3">COLLEAGUES IN THE OFFICE?- <text:line-break/>Great captain, some doubts as to his mother's parentage<text:line-break/><text:line-break/>AUTHORITY FIGURES?- <text:line-break/>By the company he is seen as a real problem, they do their duty but there are lots of <text:s/>irregularities which is why they have an auditor<text:line-break/><text:line-break/>FRIENDS IN THEIR FRIEND CIRCLES? - </text:p>
      <text:p text:style-name="P3">Other captains, their officers and people they live with. Great. Good humans all. </text:p>
      <text:p text:style-name="P3"><text:line-break/>CHILDREN?- None won't have children born into the imfamy and into slavery.<text:line-break/>THE OPPOSITE SEX? - Attractive, intelegent, interesting</text:p>
      <text:p text:style-name="Standard"><text:span text:style-name="T1">EXTENDED FAMILY?- great, dutiful to their ancestors<text:line-break/><text:line-break/>WHAT SOCIAL MEDIA PLATFORMS ARE THEY ON? <text:s/>All of them. They undrestand how they can be manipulated, social engineering<text:line-break/><text:line-break/>HOW WOULD THEY USE SOCIAL MEDIA PLATFORMS? Human Cultural Engineering- they're the only one that see's what the company is doing ( or one of the only ones who get's a real picture) <text:line-break/><text:line-break/>HOW WOULD THEY FILL OUT AN ONLINE DATHING PROFILE FOR </text:span><text:soft-page-break/><text:span text:style-name="T1">THEMSELVES? <text:line-break/>Get fucked wouldn't even dream of it. <text:line-break/><text:line-break/>WHAT IS THEIR ROLE IN THE GROUP DYNAMIC?<text:line-break/>Leader Joker Parent Hype man Mooch Other? If so, explain: <text:line-break/>Leader.... they're a fucking ships captain for gods sake<text:line-break/><text:line-break/>WHO DO THEY DEPEND ON FOR :</text:span></text:p>
      <text:p text:style-name="Standard"><text:span text:style-name="T1"><text:line-break/>PRACTICAL ADVICE?- Officers, other captains, the sooth sayer, the ancient things they'd hidden in the pleasure chambers<text:line-break/>MENTORING?- father, other captains<text:line-break/>A WINGMAN?- their officers<text:line-break/>EMOTIONAL SUPPORT?- they have the soothsayers and women in the group. <text:line-break/>MORAL SUPPORT?- their second in command<text:line-break/>WHAT DOE THEY WANT FROM A RELATIONSHIP?- Freedom from the company, someone who upholds the traditions, someone who would give his child good parentage and linage etc.<text:line-break/>WHO WOULD BE THEIR IDEAL PARTNER?- Someone like silk honestly<text:line-break/><text:line-break/>DO THEY HAVE <text:s/>A SIGNIFICANT OTHER DESCRIBE THEM - Nope<text:line-break/>HOW MANY PEOPLE WOULD ATTEND THEIR FUNERALS?- many many people. They are loved and repected by captains, their people, mentees, etc. <text:line-break/><text:line-break/>PART THREE THE CORE&gt; </text:span></text:p>
      <text:p text:style-name="P3"/>
      <text:p text:style-name="P3">WHAT DO THEY DO ON RAINY DAYS- Fuck on a rainy day- we train. <text:line-break/><text:line-break/>ARE THEY:<text:line-break/>Street-smart Book-smart Optimist Pessimist Introvert Extrovert <text:line-break/><text:line-break/>Street and book smart, optimistic or positive at least (there's the morale to consider) introveted but can public speak well. </text:p>
      <text:p text:style-name="P3"/>
      <text:p text:style-name="P3"><text:soft-page-break/>What is their favorite sound?- Engines firing up, the music distant stars make, the sound of a laser cannon firing on an unsuspecting enemy, happy noises of their people, music traditional, the old games sounds, gardening, fishing, oysters sucking off the edge of a water planet. <text:line-break/><text:line-break/>Favorite Place in the world. </text:p>
      <text:p text:style-name="P3">There was an old town in the first planet where the sea was clean and the hiking trails led into the mountains with the butterflies, and glow dragonflies, and silkworms in the trees. He and his father would fish in the early morning and talk and then hike and train. These were good times. </text:p>
      <text:p text:style-name="P3"><text:line-break/><text:line-break/>What secrets do they keep? What are they most afraid of peole finding out?- <text:line-break/>Thayt they knew the navigational error. <text:line-break/>That they have all the old cultural records and knowledge. </text:p>
      <text:p text:style-name="P3"/>
      <text:p text:style-name="P3">What do they want the most?- <text:span text:style-name="T4">Stone whispered. “We want our ship back. We want her to be named the Mozu and wave the banners of Shap-ng-tsai and all his sons and their sons and the captains that will be.” </text:span></text:p>
      <text:p text:style-name="P7"/>
      <text:p text:style-name="P3"/>
      <text:p text:style-name="P3">Biggest Flaw- trusts the family dynamic too much ( maybe is killed by stone?) wants thigs only for his people, doesn't see everyone as his brother willingly sells others outside his race into slavery, canibalism, and other horrors. <text:line-break/><text:line-break/>Biggest strenght? - A top notch captain, emntor, navigator etc.</text:p>
      <text:p text:style-name="P3"/>
      <text:p text:style-name="P3">Biggest Fear?- That he will never be able to avenge his father, that the people will never be free again.<text:line-break/><text:line-break/>Waht is their biggest accomplishment?- The mentorship and work he did with the three.<text:line-break/></text:p>
      <text:p text:style-name="P3">What is their idead of perfect happinesss?- Back on that fishing ground with his dad. <text:line-break/></text:p>
      <text:p text:style-name="P3"><text:soft-page-break/>Do they want to be remembered? What for? - Yes they want to be remembered as the man who free'd the people. As a great captain, and as a link in the history of the thing. After seeing it- they want to be the captain that brought their people into the third way. <text:line-break/><text:line-break/>Favorite Quote- The supreme art of war is to subdue the enemy without fighting.<text:line-break/><text:line-break/>How do they approach- </text:p>
      <text:p text:style-name="P3"><text:line-break/>Power?- A tool, not for the weak. </text:p>
      <text:p text:style-name="P3"/>
      <text:p text:style-name="Standard"><text:span text:style-name="T1">AMBITION – It is seen as an acceptable and even celebrated trait if used within the normal ranges. Ambition for the people. Great, Ambition for oneself. Problems. <text:line-break/>LOVE- They wish for it someday. Romanticize it<text:line-break/>CHANGE?- not super keen on it unless it is within the means of happiness for the people. Tradition!! But they understand and there is lots of room for tradition in the code. <text:line-break/><text:line-break/>What is one object or possession that they would rescue from their burning home? - Captains education system</text:span></text:p>
      <text:p text:style-name="P3"/>
      <text:p text:style-name="P3">What or who bores them? - the company fucks, the remenants of the spacewolves, the embarasing empire and rebellion.<text:line-break/><text:line-break/>What makes them angry?- Their people's current condition, their mistakes at not speaking out. The hundred insults and yokes of the company. </text:p>
      <text:p text:style-name="P3"><text:line-break/>What do they look for in a person? - IN the family? How they can be improved, help the larger whole, how to be rewarded or punished or moved,</text:p>
      <text:p text:style-name="P3">If outside the family how they can be manipulated used sold greased fucked killed or otherwise stratigized to be of use. <text:s/><text:line-break/><text:line-break/><text:line-break/><text:line-break/><text:soft-page-break/>How strong is their moral compass? When Specifically are they willing to compromise their morals?<text:line-break/>Well there <text:s/>isn't much that is off limits to them that isn't sanctioned in their system so.... but they wouldn't do much agains't the code or the family. </text:p>
      <text:p text:style-name="P3"/>
      <text:p text:style-name="P3">List the last 10 books that they read</text:p>
      <text:p text:style-name="P3">Art of war, <text:line-break/>Navigational systems</text:p>
      <text:p text:style-name="P3">Human cultural engineering</text:p>
      <text:p text:style-name="P3">History of the cantonese peoples vol 1-3<text:line-break/>meditations</text:p>
      <text:p text:style-name="P3">Julius Cesar<text:line-break/>Autobiographies<text:line-break/><text:line-break/><text:line-break/>Which fictional world would the most wish to visit?- Somewhere with a sea. <text:line-break/><text:line-break/>If they didn't have to sleep what would they do with their extra time?- They'd train train train for the revolution. </text:p>
      <text:p text:style-name="P3"/>
      <text:p text:style-name="P3">What are their pet peeves? - seeing their peple stuck in slavery <text:line-break/><text:line-break/>If they won the lottery what would they do?_ BUY A SHIP START THE WAR. </text:p>
      <text:p text:style-name="P3"/>
      <text:p text:style-name="P3">Describe the character's bucket list at the ages of </text:p>
      <text:p text:style-name="P3">15- Traverse the darian gap, free their people, visit their fathers grave, free an engine train more captains, etc. and thiswould have been their bucket list for mannny years.</text:p>
      <text:p text:style-name="P3">20</text:p>
      <text:p text:style-name="P3">30</text:p>
      <text:p text:style-name="P3">40</text:p>
      <text:p text:style-name="P3"/>
      <text:p text:style-name="P3">List 10 songs that would occupy their all time most played playlist on spotify- <text:line-break/>Battle music, traditional hun songs, old classicals their father listened to, sea <text:soft-page-break/>sounds. </text:p>
      <text:p text:style-name="P3"/>
      <text:p text:style-name="P3">what is the best compliment that someone ever paid them? - </text:p>
      <text:p text:style-name="P3">Their father told them they'd make a fine captain. </text:p>
      <text:p text:style-name="P3"/>
      <text:p text:style-name="Standard"><text:span text:style-name="T1">In AN ELEVATOR DO THEY PUSH THE ELEVATOR BUTTON MORE THAN ONCE?<text:line-break/>Yes<text:line-break/>no- they are calm and know if the system is operating the way it is supposed to. </text:span></text:p>
      <text:p text:style-name="P3"/>
      <text:p text:style-name="P3">WHAT WOULD THEY WANT THEIR TOMBSTONE TO SAY?-</text:p>
      <text:p text:style-name="P3">Joaquin freed his people, and made war on the company an layed it to waste and subjegation. </text:p>
      <text:p text:style-name="P3"/>
      <text:p text:style-name="P3">THE PRESENT AND THE FUTURE- <text:line-break/><text:line-break/>STORY GOAL- Get them to see the captains off, die trying to get the traditionalists to join the “event” make people love him. And kill him for his beliefs. He is the one who attempts to bring the cantonese into the fold. Dies trying. </text:p>
      <text:p text:style-name="P3"/>
      <text:p text:style-name="P3">STORY MOTIVATION – He wants his people free. Wants the three captains to thrive. </text:p>
      <text:p text:style-name="P3"><text:line-break/><text:line-break/><text:line-break/></text:p>
      <text:p text:style-name="P8"><text:line-break/></text:p>
      <text:p text:style-name="P3"/>
      <text:list xml:id="list7031573322352902236" text:style-name="L1">
        <text:list-item>
          <text:p text:style-name="P4">What is the main contract of the story? You must resolve the promises you made to your reader by the end of the novel.<text:line-break/><text:line-break/>You will see two sides to the end of a galaxy and you can decide which is good and which is bad- and that you will meet many unique characters, see their adventures, and their deaths or lives as it may be. </text:p>
        </text:list-item>
      </text:list>
      <text:p text:style-name="P3"><text:line-break/>You will see Anne of Green Gables Catch Arthur and have a satisfying conclusion to their break and the hell he put her through. <text:line-break/><text:line-break/>You will be treated to a find it code in the fabrics of the society and an interesting mystery in the benevelant AI (what is it, does it exist? Can it be used?) </text:p>
      <text:p text:style-name="P3"><text:line-break/>Readers will see Stone, Silk, and Mantis raise the Banners of their war ships and become captains in their own right- fuck the corporation <text:line-break/><text:line-break/>You will see the depths of the Gates of the Gods and party deep in the bowls of the trees. You'll see Anne of Green Gables fully give in to the powers and pleasures of the Baba yaga- then throw off her spell. <text:line-break/><text:line-break/>You'll see the young coin wizard make some really bad choices fall from grace and finally come back into orbit and do something good with his life. You'll see him meet “the company” A living breathing <text:line-break/><text:line-break/>You'll find out what the war is and who the space marine was and why they are on that ship. You'll see them get off the life raft and redeem themselves? <text:line-break/><text:line-break/></text:p>
      <text:list xml:id="list1487888519343937792" text:style-name="L5">
        <text:list-item>
          <text:p text:style-name="P5">What sort of time pressure is working on your characters?</text:p>
        </text:list-item>
      </text:list>
      <text:p text:style-name="P3">Section I- to escape the agricultural slug and find the benevolent AI- or not to starve to death and to start the flames of rebellion/ get a </text:p>
      <text:p text:style-name="P3"/>
      <text:p text:style-name="P3"><text:soft-page-break/>Theres the war on </text:p>
      <text:p text:style-name="P3"/>
      <text:p text:style-name="P3">Section II- <text:s/></text:p>
      <text:p text:style-name="P3"/>
      <text:list xml:id="list2453232107745776278" text:style-name="L6">
        <text:list-item>
          <text:p text:style-name="P6">What is at stake for the protagonist of the novel? Does the pressure on the main characters grow more intense as the story progresses?</text:p>
        </text:list-item>
      </text:list>
      <text:p text:style-name="P3"><text:line-break/>They risk everything- themselves <text:line-break/><text:line-break/>What is the major conflict? The over arching stories of the book. <text:line-break/><text:line-break/>The two dual corporations the empire and the rebellion - which is really two sides of the same coin all owned by me the one great corporation- is like a cancer consuming the galaxies. Literally everything is stripped sold consumed. Down to the molecular level- the only thing left is lead- inert dead no heat no chemical energy anything. <text:line-break/><text:line-break/>Growth. I must grow. Is the heart of the corporation. People have no opinion on what new starship you should build. But they have an opinion on public works they get involved. So we chose war. You exist only to drive up stock prices. To consume. You are the organs of reproduction of the war machine. I need you and your never endeding greed. <text:line-break/>We destroyed her and banished her- she is gone and will be forever. She lost greed overwhelms compassion, and human beings want nothing more than to consume more and more and more. You are the mouth, and I am the strong arm shoveling the profits and the fat into your mouths. <text:line-break/><text:line-break/>The first conflict is in finding all this out. Breaking all the illusions. Discovering the nature of this world you live in, and that all things may not exactly be as they are told. How can there be a loving god if all this shit existis? <text:line-break/><text:line-break/>The second serries is how do I fit in to the truth as it stands? What “Side” if any am I going to take- what agency do I have? <text:line-break/><text:line-break/>Now lastly- with agency discovered- can I take the final steps to make it <text:soft-page-break/>happen. Can I go the distance? <text:line-break/><text:line-break/><text:span text:style-name="T2">1. Establish the character’s story goals and motivations</text:span></text:p>
      <text:p text:style-name="P1">2. Give the character an external and internal conflict</text:p>
      <text:p text:style-name="P1">3. Make sure the character has strengths and flaws</text:p>
      <text:p text:style-name="P1">4. Decide whether the character is static or dynamic</text:p>
      <text:p text:style-name="P1">5. Give the character a past</text:p>
      <text:p text:style-name="P1">6. Develop the character's physical characteristics</text:p>
      <text:p text:style-name="P1">7. Make the character stand out with distinctive mannerisms</text:p>
      <text:p text:style-name="P1">8. Do your research to make the character believable</text:p>
      <text:list xml:id="list6625055211209159987" text:style-name="L7">
        <text:list-item>
          <text:p text:style-name="P2">Steer clear the biggest character development mistake</text:p>
        </text:list-item>
      </text:list>
      <text:p text:style-name="P1"/>
      <text:p text:style-name="P1"/>
      <text:p text:style-name="P9">BLANK EDIT<text:line-break/><text:line-break/>NAME<text:line-break/>AGE<text:line-break/>PLACE OF BIRTH<text:line-break/>CURRENT LOCATION<text:line-break/>NATIONALITY</text:p>
      <text:p text:style-name="P3">EDUCATION<text:line-break/>OCCUPATION<text:line-break/>INCOME<text:line-break/>HEIGHT<text:line-break/>EYE COLOR<text:line-break/>HAIR COLOR<text:line-break/>BUILD<text:line-break/>DISTINGUISHING FEATURES<text:line-break/>PREFERED OUTFIT<text:line-break/>GLASSES<text:line-break/>ACCESSORIES<text:line-break/>GROOMING (dishelved, smart put together, untidy but clean, other explain)<text:line-break/><text:line-break/>DISTINGUISHING TICS AND MANNERISMS<text:line-break/>HEALTH DO THE SUFFER FROM ILLNESS?<text:line-break/>HANDWRITING<text:line-break/>GAIT(Confident, powerful strides Lazy stroll Fast, walks at a clip Distracted, eyes on the ground Other? If so, explain: )<text:line-break/><text:line-break/>Style of speech (elevated, educated, peppered with slang, etc.): </text:p>
      <text:p text:style-name="P3"/>
      <text:p text:style-name="P3">Tempo of speech (rapid, slow, measured, drawl, etc.): <text:line-break/>Do they have an accent yes or no</text:p>
      <text:p text:style-name="P3"/>
      <text:p text:style-name="P3">PITCH MOLODIC GRAVELLY DEEP ECT</text:p>
      <text:p text:style-name="P3"/>
      <text:p text:style-name="P3">POSTURE (Stiff, military Slouching Casual and relaxed ‘Turtle’, tired Other? If so, explain: )</text:p>
      <text:p text:style-name="P3"/>
      <text:p text:style-name="P3"><text:soft-page-break/>GESTURING(Only when agitated or eager Doesn’t gesture Compulsive “hand-talker” Controlled, only to make a point Other? If so, explain )<text:line-break/><text:line-break/>Level of Eye Contact (direct shifty etc)<text:line-break/><text:line-break/>SPEECH IMPEDIMENTS<text:line-break/><text:line-break/>DISTINGUISHING SPEECH TICS<text:line-break/><text:line-break/>PREFERED CURSE WORD<text:line-break/><text:line-break/>CATCHPHRASES<text:line-break/><text:line-break/>LAUGHTER WHAT DO THE TEND TO FIND FUNNY?<text:line-break/><text:line-break/>DESCRIBE THEIR SMILE</text:p>
      <text:p text:style-name="P3"/>
      <text:p text:style-name="P3">EMOTIVE? EMOTIONS ON THEIR SLEEVE HOW EASLITY CAN OTHERS READ THEMSELVES</text:p>
      <text:p text:style-name="P3"><text:line-break/><text:line-break/>They have a resting ______ face. Angel Side-eye Neutral Confused Other? If so, explain: <text:line-break/><text:line-break/>PART 2 – THE FLESH<text:line-break/>Definition how your character is a product of their environment. <text:line-break/>Similar to: the character bio and backstory. <text:line-break/>2.1 THE PAST<text:line-break/><text:line-break/>HOMETOWN<text:line-break/>TYPE OF CHILDHOOD(NEGLECTED sheltered etc.)<text:line-break/>EDUCATION<text:line-break/><text:line-break/>Were they involved in organizations and clubs at school? </text:p>
      <text:p text:style-name="P3">Sports, model un other debate drama gay straight alliance<text:line-break/><text:line-break/><text:soft-page-break/>At Graduation there were named most likely to ____________ in the yearbook. <text:line-break/><text:line-break/>JOBS if applicable what would their resume look like. <text:line-break/><text:line-break/>DREAM JOB as a Child? Why?<text:line-break/><text:line-break/>Who were their role models growing up? Describe them <text:line-break/><text:line-break/>Greatest Regret<text:line-break/><text:line-break/>Hobbies Growing up</text:p>
      <text:p text:style-name="P3"/>
      <text:p text:style-name="P3">Favorite palce to be as a child</text:p>
      <text:p text:style-name="P3"/>
      <text:p text:style-name="P3">if they could change one thing from their past what would it be and WHY? <text:line-break/><text:line-break/>Major turning points or life beats in childhood</text:p>
      <text:p text:style-name="P3"/>
      <text:p text:style-name="Standard"><text:span text:style-name="T1">Earliest Memory<text:line-break/><text:line-break/>Saddest Memory <text:line-break/><text:line-break/>Happiest Memory<text:line-break/><text:line-break/>Clearest Memory <text:line-break/><text:line-break/>What are the skeltons in the closet? <text:line-break/><text:line-break/>THREE ADJECTIVES TO DESCRIVE THEM AS A CHILD? <text:line-break/><text:line-break/>WHAT ADVICE WOULD THEY GIVE TO THEIR YONGER SELF? <text:line-break/><text:line-break/>CRIMINAL RECORD<text:line-break/><text:line-break/>2.2 FAMILY <text:line-break/></text:span><text:soft-page-break/><text:span text:style-name="T1"><text:line-break/>FATHER<text:line-break/>AGE IF LIVING? OCCUPATION<text:line-break/>BRIEFLY DESCIVE THEIR RELATIONSHIP WITH YOUR CHARACTER_ </text:span></text:p>
      <text:p text:style-name="P3"/>
      <text:p text:style-name="P3">MOTHER <text:line-break/>AGE IF LIVING<text:line-break/>OCCUPATION<text:line-break/>BRIEFLY DESCRIVE THEIR RELATIONSHIP WIT YOUR CHARACTER <text:line-break/>SIBLINGS<text:line-break/>HOW MANY?<text:line-break/>NAMES AGES <text:line-break/>RELATIONSHIP WITH YOUR CHARACTER <text:line-break/><text:line-break/>CHILDREN IF APPLICABLE<text:line-break/>HOW MANY<text:line-break/>WHAT ARE THEIR NAMES AGES ETC<text:line-break/>BRIEFLY DESCRIBE THEIR RELATIONSHIP WITH YOUR CHARACTER <text:line-break/><text:line-break/>EXTENDED FAMILY<text:line-break/>GRANDPARENTS<text:line-break/>UNCLES<text:line-break/>AUNTS<text:line-break/>COUSINS<text:line-break/>OTHER<text:line-break/><text:line-break/>FAMILY ECONOMIC STATUS<text:line-break/>HOW OFTEN DO THEY SEE THEIR FAMILY IN A YEAR<text:line-break/><text:line-break/>2.3 EXTERNAL RELATIONSHIPS</text:p>
      <text:p text:style-name="P3">Closest Friends describe them: <text:line-break/>ENEMIES Describe them</text:p>
      <text:p text:style-name="P3"/>
      <text:p text:style-name="P3"><text:soft-page-break/>HOW ARE THEY PERCIEVED:<text:line-break/> BY STRANGERS IN THE STREET?<text:line-break/>ACQUANTANCES AT WORK FUNCTION? </text:p>
      <text:p text:style-name="P3">COLLEAGUES IN THE OFFICE?<text:line-break/>AUTHORITY FIGURES?<text:line-break/>FRIENDS IN THEIR FRIEND CIRCLES? <text:line-break/>CHILDREN?<text:line-break/>THE OPPOSITE SEX? </text:p>
      <text:p text:style-name="P3">EXTENDED FAMILY?<text:line-break/><text:line-break/>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A WINGMAN?<text:line-break/>EMOTIONAL SUPPORT?<text:line-break/>MORAL SUPPORT?<text:line-break/>WHAT DOE THEY WANT FROM A RELATIONSHIP?<text:line-break/>WHO WOULD BE THEIR IDEAL PARTNER?<text:line-break/><text:line-break/>DO THEY HAVE <text:s/>A SIGNIFICANT OTHER DESCRIBE THEM <text:line-break/>HOW MANY PEOPLE WOULD ATTEND THEIR FUNERALS?<text:line-break/><text:line-break/>PART THREE THE CORE&gt; </text:p>
      <text:p text:style-name="P3"/>
      <text:p text:style-name="P3">WHAT DO THEY DO ON RAINY DAYS<text:line-break/><text:line-break/><text:soft-page-break/>ARE THEY:<text:line-break/>Street-smart Book-smart Optimist Pessimist Introvert Extrovert </text:p>
      <text:p text:style-name="P3"/>
      <text:p text:style-name="P3">What is their favorite sound?<text:line-break/><text:line-break/>Favorite Place in the world. <text:line-break/><text:line-break/>What secrets do they keep? What are they most afraid of peole finding out?</text:p>
      <text:p text:style-name="P3"/>
      <text:p text:style-name="P3">What do they want the most?</text:p>
      <text:p text:style-name="P3"/>
      <text:p text:style-name="P3">Biggest Flaw<text:line-break/><text:line-break/>Biggest strenght? </text:p>
      <text:p text:style-name="P3"/>
      <text:p text:style-name="P3">Biggest Fear?<text:line-break/><text:line-break/>Waht is their biggest accomplishment?<text:line-break/></text:p>
      <text:p text:style-name="P3">What is their idead of perfect happinesss?<text:line-break/></text:p>
      <text:p text:style-name="P3">Do they want to be remembered? What for? <text:line-break/><text:line-break/>Favorite Quote- <text:line-break/><text:line-break/>How do they approach- </text:p>
      <text:p text:style-name="P3"><text:line-break/>Power?</text:p>
      <text:p text:style-name="P3"/>
      <text:p text:style-name="P3">AMBITION <text:line-break/>LOVE<text:line-break/>CHANGE?<text:line-break/><text:line-break/>What is one object or possession that they would rescue from their burning home? </text:p>
      <text:p text:style-name="P3"/>
      <text:p text:style-name="P3"><text:soft-page-break/>What or who bores them? <text:line-break/><text:line-break/>What makes them angry?</text:p>
      <text:p text:style-name="P3"><text:line-break/>What do they look for in a person? <text:s/><text:line-break/><text:line-break/>How strong is their moral compass? When Specifically are they willing to compromise their morals?</text:p>
      <text:p text:style-name="P3"/>
      <text:p text:style-name="P3">List the last 10 books that they read<text:line-break/><text:line-break/>Which fictional world would the most wish to visit?<text:line-break/><text:line-break/>If they didn't have to sleep what would they do with their extra time?</text:p>
      <text:p text:style-name="P3"/>
      <text:p text:style-name="P3">What are their pet peeves? <text:line-break/><text:line-break/>If they won the lottery what would they do?</text:p>
      <text:p text:style-name="P3"/>
      <text:p text:style-name="P3">Describe the character's bucket list at the ages of </text:p>
      <text:p text:style-name="P3">15</text:p>
      <text:p text:style-name="P3">20</text:p>
      <text:p text:style-name="P3">30</text:p>
      <text:p text:style-name="P3">40</text:p>
      <text:p text:style-name="P3"/>
      <text:p text:style-name="P3">List 10 songs that would occupy their all time most played playlist on spotify</text:p>
      <text:p text:style-name="P3"/>
      <text:p text:style-name="P3">what is the best compliment that someone ever paid them? </text:p>
      <text:p text:style-name="P3"/>
      <text:p text:style-name="P3">In AN ELEVATOR DO THEY PUSH THE ELEVATOR BUTTON MORE THAN ONCE?<text:line-break/>Yes<text:line-break/>no</text:p>
      <text:p text:style-name="P3"/>
      <text:p text:style-name="P3">WHAT WOULD THEY WANT THEIR TOMBSTONE TO SAY?</text:p>
      <text:p text:style-name="P3"/>
      <text:p text:style-name="P3"><text:soft-page-break/>THE PRESENT AND THE FUTURE<text:line-break/><text:line-break/>STORY GOAL</text:p>
      <text:p text:style-name="P3"/>
      <text:p text:style-name="P3">STORY MOTIVATION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in Pro" svg:font-family="'Din Pro'"/>
    <style:font-face style:name="Roboto" svg:font-family="Roboto, arial, sans-serif"/>
    <style:font-face style:name="Rubik" svg:font-family="Rubik, sans-serif"/>
    <style:font-face style:name="Spartan" svg:font-family="Spartan,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1-19T03:18:16.09</meta:creation-date>
    <dc:date>2023-01-19T06:35:39.84</dc:date>
    <dc:creator>Blake Stanger</dc:creator>
    <meta:editing-duration>PT3H17M20S</meta:editing-duration>
    <meta:editing-cycles>11</meta:editing-cycles>
    <meta:generator>OpenOffice/4.1.11$Win32 OpenOffice.org_project/4111m1$Build-9808</meta:generator>
    <meta:document-statistic meta:table-count="0" meta:image-count="0" meta:object-count="0" meta:page-count="24" meta:paragraph-count="138" meta:word-count="4134" meta:character-count="24668"/>
  </office:meta>
</office:document-meta>
</file>